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Ubuntu" fo:font-size="11pt" fo:letter-spacing="normal" fo:font-style="normal" fo:font-weight="normal" officeooo:rsid="00661833" officeooo:paragraph-rsid="0066aecb" style:font-size-asian="11pt" style:font-weight-asian="normal" style:font-size-complex="11pt" style:font-weight-complex="normal"/>
    </style:style>
    <style:style style:name="P2" style:family="paragraph" style:parent-style-name="Preformatted_20_Text">
      <style:text-properties fo:font-variant="normal" fo:text-transform="none" fo:color="#333333" style:font-name="Ubuntu" fo:font-size="11pt" fo:letter-spacing="normal" fo:font-style="normal" fo:font-weight="normal" officeooo:rsid="006dbb1b" officeooo:paragraph-rsid="006dbb1b" style:font-size-asian="11pt" style:font-weight-asian="normal" style:font-size-complex="11pt" style:font-weight-complex="normal"/>
    </style:style>
    <style:style style:name="P3" style:family="paragraph" style:parent-style-name="Preformatted_20_Text">
      <style:text-properties fo:font-variant="normal" fo:text-transform="none" fo:color="#333333" style:font-name="Ubuntu" fo:font-size="11pt" fo:letter-spacing="normal" fo:font-style="normal" style:text-underline-style="solid" style:text-underline-width="auto" style:text-underline-color="font-color" fo:font-weight="bold" officeooo:rsid="00881214" officeooo:paragraph-rsid="00881214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variant="normal" fo:text-transform="none" fo:color="#333333" style:font-name="Ubuntu" fo:font-size="11pt" fo:letter-spacing="normal" fo:font-style="normal" style:text-underline-style="none" fo:font-weight="normal" officeooo:rsid="00881214" officeooo:paragraph-rsid="00881214" style:font-size-asian="11pt" style:font-weight-asian="normal" style:font-size-complex="11pt" style:font-weight-complex="normal"/>
    </style:style>
    <style:style style:name="P5" style:family="paragraph" style:parent-style-name="Preformatted_20_Text">
      <style:text-properties fo:font-variant="normal" fo:text-transform="none" fo:color="#333333" style:font-name="Ubuntu" fo:font-size="11pt" fo:letter-spacing="normal" fo:font-style="normal" style:text-underline-style="none" fo:font-weight="normal" officeooo:rsid="00a06192" officeooo:paragraph-rsid="00a06192" style:font-size-asian="11pt" style:font-weight-asian="normal" style:font-size-complex="11pt" style:font-weight-complex="normal"/>
    </style:style>
    <style:style style:name="P6" style:family="paragraph" style:parent-style-name="Preformatted_20_Text">
      <style:text-properties style:text-position="0% 100%" style:font-name="Ubuntu" fo:font-size="11pt" fo:font-weight="normal" officeooo:rsid="001f9f53" officeooo:paragraph-rsid="001f9f53" style:font-size-asian="11pt" style:font-weight-asian="normal" style:font-size-complex="11pt" style:font-weight-complex="normal"/>
    </style:style>
    <style:style style:name="P7" style:family="paragraph" style:parent-style-name="Preformatted_20_Text">
      <style:text-properties style:font-name="Ubuntu"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style:font-name="Ubuntu" fo:font-size="11pt" fo:font-weight="normal" officeooo:rsid="00210902" officeooo:paragraph-rsid="00210902" style:font-size-asian="11pt" style:font-weight-asian="normal" style:font-size-complex="11pt" style:font-weight-complex="normal"/>
    </style:style>
    <style:style style:name="P9" style:family="paragraph" style:parent-style-name="Preformatted_20_Text">
      <style:text-properties style:font-name="Ubuntu" fo:font-size="11pt" fo:font-weight="normal" officeooo:rsid="00613348" officeooo:paragraph-rsid="00613348" style:font-size-asian="11pt" style:font-weight-asian="normal" style:font-size-complex="11pt" style:font-weight-complex="normal"/>
    </style:style>
    <style:style style:name="P10" style:family="paragraph" style:parent-style-name="Preformatted_20_Text">
      <style:text-properties style:font-name="Ubuntu" fo:font-size="11pt" fo:font-weight="normal" officeooo:rsid="007da7a8" officeooo:paragraph-rsid="007f16bb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style:font-name="Ubuntu" fo:font-size="11pt" fo:font-weight="normal" officeooo:rsid="007ff06b" officeooo:paragraph-rsid="007ff06b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style:font-name="Ubuntu" fo:font-size="11pt" fo:font-weight="normal" officeooo:rsid="00802892" officeooo:paragraph-rsid="00802892" style:font-size-asian="11pt" style:font-weight-asian="normal" style:font-size-complex="11pt" style:font-weight-complex="normal"/>
    </style:style>
    <style:style style:name="P13" style:family="paragraph" style:parent-style-name="Preformatted_20_Text">
      <style:text-properties style:font-name="Ubuntu" fo:font-size="11pt" fo:font-weight="normal" officeooo:rsid="00820f83" officeooo:paragraph-rsid="00820f83" style:font-size-asian="11pt" style:font-weight-asian="normal" style:font-size-complex="11pt" style:font-weight-complex="normal"/>
    </style:style>
    <style:style style:name="P14" style:family="paragraph" style:parent-style-name="Preformatted_20_Text">
      <style:text-properties style:font-name="Ubuntu" fo:font-size="11pt" fo:font-weight="normal" officeooo:rsid="00848f4d" officeooo:paragraph-rsid="00848f4d" style:font-size-asian="11pt" style:font-weight-asian="normal" style:font-size-complex="11pt" style:font-weight-complex="normal"/>
    </style:style>
    <style:style style:name="P15" style:family="paragraph" style:parent-style-name="Preformatted_20_Text">
      <style:text-properties style:font-name="Ubuntu" fo:font-size="11pt" fo:font-weight="normal" officeooo:rsid="008550d9" officeooo:paragraph-rsid="008550d9" style:font-size-asian="11pt" style:font-weight-asian="normal" style:font-size-complex="11pt" style:font-weight-complex="normal"/>
    </style:style>
    <style:style style:name="P16" style:family="paragraph" style:parent-style-name="Preformatted_20_Text">
      <style:text-properties style:font-name="Ubuntu" fo:font-size="11pt" fo:font-weight="normal" officeooo:rsid="0087100e" officeooo:paragraph-rsid="0087100e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style:font-name="Ubuntu" fo:font-size="11pt" fo:font-weight="normal" officeooo:rsid="00881214" officeooo:paragraph-rsid="00881214" style:font-size-asian="11pt" style:font-weight-asian="normal" style:font-size-complex="11pt" style:font-weight-complex="normal"/>
    </style:style>
    <style:style style:name="P18" style:family="paragraph" style:parent-style-name="Preformatted_20_Text">
      <style:paragraph-properties fo:break-before="page"/>
      <style:text-properties fo:font-variant="normal" fo:text-transform="none" fo:color="#333333" style:font-name="Ubuntu" fo:font-size="11pt" fo:letter-spacing="normal" fo:font-style="normal" style:text-underline-style="solid" style:text-underline-width="auto" style:text-underline-color="font-color" fo:font-weight="bold" officeooo:rsid="00881214" officeooo:paragraph-rsid="00881214" style:font-size-asian="11pt" style:font-weight-asian="bold" style:font-size-complex="11pt" style:font-weight-complex="bold"/>
    </style:style>
    <style:style style:name="P19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solid" style:text-underline-width="auto" style:text-underline-color="font-color" fo:font-weight="normal" officeooo:rsid="00963316" officeooo:paragraph-rsid="00963316" style:font-size-asian="11pt" style:font-weight-asian="normal" style:font-size-complex="11pt" style:font-weight-complex="normal"/>
    </style:style>
    <style:style style:name="P21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solid" style:text-underline-width="auto" style:text-underline-color="font-color" fo:font-weight="normal" officeooo:rsid="009875a5" officeooo:paragraph-rsid="009875a5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font-variant="normal" fo:text-transform="none" fo:color="#333333" style:font-name="Ubuntu" fo:font-size="11pt" fo:letter-spacing="normal" fo:font-style="normal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245aa9" officeooo:paragraph-rsid="00245aa9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245aa9" officeooo:paragraph-rsid="00267ede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281a06" officeooo:paragraph-rsid="00281a06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2ebca2" officeooo:paragraph-rsid="002ebca2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33f15a" officeooo:paragraph-rsid="0033f15a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368d4" officeooo:paragraph-rsid="005368d4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0318e" officeooo:paragraph-rsid="0050318e" style:font-size-asian="11pt" style:font-weight-asian="normal" style:font-size-complex="11pt" style:font-weight-complex="normal"/>
    </style:style>
    <style:style style:name="P30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181f0" officeooo:paragraph-rsid="005181f0" style:font-size-asian="11pt" style:font-weight-asian="normal" style:font-size-complex="11pt" style:font-weight-complex="normal"/>
    </style:style>
    <style:style style:name="P31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354783" officeooo:paragraph-rsid="00354783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39999f" officeooo:paragraph-rsid="0039999f" style:font-size-asian="11pt" style:font-weight-asian="normal" style:font-size-complex="11pt" style:font-weight-complex="normal"/>
    </style:style>
    <style:style style:name="P33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c0a8c" officeooo:paragraph-rsid="005c0a8c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c4407" officeooo:paragraph-rsid="005c4407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5fef0e" officeooo:paragraph-rsid="005fef0e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63870c" officeooo:paragraph-rsid="0063870c" style:font-size-asian="11pt" style:font-weight-asian="normal" style:font-size-complex="11pt" style:font-weight-complex="normal"/>
    </style:style>
    <style:style style:name="P37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67ac0f" officeooo:paragraph-rsid="0067ac0f" style:font-size-asian="11pt" style:font-weight-asian="normal" style:font-size-complex="11pt" style:font-weight-complex="normal"/>
    </style:style>
    <style:style style:name="P38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661833" officeooo:paragraph-rsid="00664104" style:font-size-asian="11pt" style:font-weight-asian="normal" style:font-size-complex="11pt" style:font-weight-complex="normal"/>
    </style:style>
    <style:style style:name="P39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6b0291" officeooo:paragraph-rsid="006b0291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74fff9" officeooo:paragraph-rsid="0074fff9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76c8dd" officeooo:paragraph-rsid="00792f1d" style:font-size-asian="11pt" style:font-weight-asian="normal" style:font-size-complex="11pt" style:font-weight-complex="normal"/>
    </style:style>
    <style:style style:name="P42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77b714" officeooo:paragraph-rsid="0077b714" style:font-size-asian="11pt" style:font-weight-asian="normal" style:font-size-complex="11pt" style:font-weight-complex="normal"/>
    </style:style>
    <style:style style:name="P43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7ae29b" officeooo:paragraph-rsid="007ae29b" style:font-size-asian="11pt" style:font-weight-asian="normal" style:font-size-complex="11pt" style:font-weight-complex="normal"/>
    </style:style>
    <style:style style:name="P44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7ae29b" officeooo:paragraph-rsid="007c8be6" style:font-size-asian="11pt" style:font-weight-asian="normal" style:font-size-complex="11pt" style:font-weight-complex="normal"/>
    </style:style>
    <style:style style:name="P45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2d1761" officeooo:paragraph-rsid="002dd0d2" style:font-size-asian="11pt" style:font-weight-asian="bold" style:font-size-complex="11pt" style:font-weight-complex="bold"/>
    </style:style>
    <style:style style:name="P46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3262f6" officeooo:paragraph-rsid="003262f6" style:font-size-asian="11pt" style:font-weight-asian="bold" style:font-size-complex="11pt" style:font-weight-complex="bold"/>
    </style:style>
    <style:style style:name="P47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3e1560" officeooo:paragraph-rsid="00436e0a" style:font-size-asian="11pt" style:font-weight-asian="bold" style:font-size-complex="11pt" style:font-weight-complex="bold"/>
    </style:style>
    <style:style style:name="P48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4cb1e5" officeooo:paragraph-rsid="00449f5e" style:font-size-asian="11pt" style:font-weight-asian="bold" style:font-size-complex="11pt" style:font-weight-complex="bold"/>
    </style:style>
    <style:style style:name="P49" style:family="paragraph" style:parent-style-name="Text_20_body">
      <style:text-properties fo:font-variant="normal" fo:text-transform="none" fo:color="#333333" style:font-name="Ubuntu" fo:font-size="11pt" fo:letter-spacing="normal" fo:font-style="normal" fo:font-weight="normal" officeooo:rsid="00699da6" officeooo:paragraph-rsid="00699da6" style:font-size-asian="11pt" style:font-weight-asian="bold" style:font-size-complex="11pt" style:font-weight-complex="bold"/>
    </style:style>
    <style:style style:name="P50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bold" officeooo:rsid="00881214" officeooo:paragraph-rsid="00881214" style:font-size-asian="11pt" style:font-weight-asian="bold" style:font-size-complex="11pt" style:font-weight-complex="bold"/>
    </style:style>
    <style:style style:name="P51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normal" officeooo:rsid="009b78f1" officeooo:paragraph-rsid="009b78f1" style:font-size-asian="11pt" style:font-weight-asian="normal" style:font-size-complex="11pt" style:font-weight-complex="normal"/>
    </style:style>
    <style:style style:name="P52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normal" officeooo:rsid="00a2b7be" officeooo:paragraph-rsid="00a2b7be" style:font-size-asian="11pt" style:font-weight-asian="normal" style:font-size-complex="11pt" style:font-weight-complex="normal"/>
    </style:style>
    <style:style style:name="P53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normal" officeooo:rsid="00a2b7be" officeooo:paragraph-rsid="00a80426" style:font-size-asian="11pt" style:font-weight-asian="normal" style:font-size-complex="11pt" style:font-weight-complex="normal"/>
    </style:style>
    <style:style style:name="P54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normal" officeooo:rsid="00a2b7be" officeooo:paragraph-rsid="00af4083" style:font-size-asian="11pt" style:font-weight-asian="normal" style:font-size-complex="11pt" style:font-weight-complex="normal"/>
    </style:style>
    <style:style style:name="P55" style:family="paragraph" style:parent-style-name="Text_20_body">
      <style:text-properties fo:font-variant="normal" fo:text-transform="none" fo:color="#333333" style:font-name="Ubuntu" fo:font-size="11pt" fo:letter-spacing="normal" fo:font-style="normal" style:text-underline-style="none" fo:font-weight="normal" officeooo:rsid="00a642cf" officeooo:paragraph-rsid="00a642cf" style:font-size-asian="11pt" style:font-weight-asian="normal" style:font-size-complex="11pt" style:font-weight-complex="normal"/>
    </style:style>
    <style:style style:name="P56" style:family="paragraph" style:parent-style-name="Text_20_body">
      <style:text-properties style:font-name="Ubuntu" fo:font-size="11pt" fo:font-weight="normal" officeooo:rsid="007c8be6" officeooo:paragraph-rsid="007c8be6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break-before="page"/>
      <style:text-properties fo:font-variant="normal" fo:text-transform="none" fo:color="#333333" style:font-name="Ubuntu" fo:font-size="11pt" fo:letter-spacing="normal" fo:font-style="normal" fo:font-weight="normal" officeooo:rsid="00699da6" officeooo:paragraph-rsid="00699da6" style:font-size-asian="11pt" style:font-weight-asian="bold" style:font-size-complex="11pt" style:font-weight-complex="bold"/>
    </style:style>
    <style:style style:name="T1" style:family="text">
      <style:text-properties fo:color="#ff0000"/>
    </style:style>
    <style:style style:name="T2" style:family="text">
      <style:text-properties officeooo:rsid="002400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246f54"/>
    </style:style>
    <style:style style:name="T6" style:family="text">
      <style:text-properties fo:color="#000000" officeooo:rsid="0024f2eb"/>
    </style:style>
    <style:style style:name="T7" style:family="text">
      <style:text-properties fo:color="#000000" officeooo:rsid="00267ede"/>
    </style:style>
    <style:style style:name="T8" style:family="text">
      <style:text-properties fo:color="#000000" officeooo:rsid="0026bd0f"/>
    </style:style>
    <style:style style:name="T9" style:family="text">
      <style:text-properties fo:color="#000000" officeooo:rsid="0029fa32"/>
    </style:style>
    <style:style style:name="T10" style:family="text">
      <style:text-properties officeooo:rsid="00267ede"/>
    </style:style>
    <style:style style:name="T11" style:family="text">
      <style:text-properties officeooo:rsid="0029fa32"/>
    </style:style>
    <style:style style:name="T12" style:family="text">
      <style:text-properties officeooo:rsid="002dd0d2"/>
    </style:style>
    <style:style style:name="T13" style:family="text">
      <style:text-properties officeooo:rsid="00368922"/>
    </style:style>
    <style:style style:name="T14" style:family="text">
      <style:text-properties officeooo:rsid="0039eeef"/>
    </style:style>
    <style:style style:name="T15" style:family="text">
      <style:text-properties officeooo:rsid="003b5f5a"/>
    </style:style>
    <style:style style:name="T16" style:family="text">
      <style:text-properties officeooo:rsid="00402929"/>
    </style:style>
    <style:style style:name="T17" style:family="text">
      <style:text-properties officeooo:rsid="004b0d91"/>
    </style:style>
    <style:style style:name="T18" style:family="text">
      <style:text-properties officeooo:rsid="004c894a"/>
    </style:style>
    <style:style style:name="T19" style:family="text">
      <style:text-properties officeooo:rsid="005181f0"/>
    </style:style>
    <style:style style:name="T20" style:family="text">
      <style:text-properties officeooo:rsid="005e1d66"/>
    </style:style>
    <style:style style:name="T21" style:family="text">
      <style:text-properties officeooo:rsid="005e4adc"/>
    </style:style>
    <style:style style:name="T22" style:family="text">
      <style:text-properties officeooo:rsid="005fef0e"/>
    </style:style>
    <style:style style:name="T23" style:family="text">
      <style:text-properties officeooo:rsid="0062a634"/>
    </style:style>
    <style:style style:name="T24" style:family="text">
      <style:text-properties officeooo:rsid="00631167"/>
    </style:style>
    <style:style style:name="T25" style:family="text">
      <style:text-properties officeooo:rsid="006413dc"/>
    </style:style>
    <style:style style:name="T26" style:family="text">
      <style:text-properties officeooo:rsid="00641b45"/>
    </style:style>
    <style:style style:name="T27" style:family="text">
      <style:text-properties style:text-position="super 58%" officeooo:rsid="00641b45"/>
    </style:style>
    <style:style style:name="T28" style:family="text">
      <style:text-properties officeooo:rsid="006dbb1b"/>
    </style:style>
    <style:style style:name="T29" style:family="text">
      <style:text-properties officeooo:rsid="0071f26d"/>
    </style:style>
    <style:style style:name="T30" style:family="text">
      <style:text-properties officeooo:rsid="0073d869"/>
    </style:style>
    <style:style style:name="T31" style:family="text">
      <style:text-properties officeooo:rsid="0074fff9"/>
    </style:style>
    <style:style style:name="T32" style:family="text">
      <style:text-properties officeooo:rsid="00792f1d"/>
    </style:style>
    <style:style style:name="T33" style:family="text">
      <style:text-properties officeooo:rsid="007c8be6"/>
    </style:style>
    <style:style style:name="T34" style:family="text">
      <style:text-properties officeooo:rsid="007d00d8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96e1af"/>
    </style:style>
    <style:style style:name="T37" style:family="text">
      <style:text-properties style:text-underline-style="none" officeooo:rsid="00972d36"/>
    </style:style>
    <style:style style:name="T38" style:family="text">
      <style:text-properties style:text-underline-style="none" officeooo:rsid="00975ada"/>
    </style:style>
    <style:style style:name="T39" style:family="text">
      <style:text-properties style:text-underline-style="none" officeooo:rsid="009875a5"/>
    </style:style>
    <style:style style:name="T40" style:family="text">
      <style:text-properties style:text-underline-style="none" officeooo:rsid="0099b9ce"/>
    </style:style>
    <style:style style:name="T41" style:family="text">
      <style:text-properties officeooo:rsid="009bf309"/>
    </style:style>
    <style:style style:name="T42" style:family="text">
      <style:text-properties officeooo:rsid="009dd187"/>
    </style:style>
    <style:style style:name="T43" style:family="text">
      <style:text-properties fo:font-variant="normal" fo:text-transform="none" fo:color="#333333" fo:letter-spacing="normal" fo:font-style="normal"/>
    </style:style>
    <style:style style:name="T44" style:family="text">
      <style:text-properties officeooo:rsid="005368d4"/>
    </style:style>
    <style:style style:name="T45" style:family="text">
      <style:text-properties officeooo:rsid="00a37a16"/>
    </style:style>
    <style:style style:name="T46" style:family="text">
      <style:text-properties officeooo:rsid="00a57df7"/>
    </style:style>
    <style:style style:name="T47" style:family="text">
      <style:text-properties officeooo:rsid="00a96e29"/>
    </style:style>
    <style:style style:name="T48" style:family="text">
      <style:text-properties officeooo:rsid="00aa3a48"/>
    </style:style>
    <style:style style:name="T49" style:family="text">
      <style:text-properties officeooo:rsid="00ae12ad"/>
    </style:style>
    <style:style style:name="T50" style:family="text">
      <style:text-properties officeooo:rsid="00b143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sic questions:</text:p>
      <text:p text:style-name="P22">What is CUDA and what is the compiler that we are using?</text:p>
      <text:p text:style-name="P6">CUDA is a parallel computing <text:span text:style-name="T2">platform</text:span> and programming model. <text:s/>We are using the nvcc compiler created by Nvidia.</text:p>
      <text:p text:style-name="P7"/>
      <text:p text:style-name="P22">Who is the host? Who is the device?</text:p>
      <text:p text:style-name="P8">The host is the CPU <text:span text:style-name="T10">and its memory</text:span>, the device is the GPU <text:span text:style-name="T10">and its memory</text:span>.</text:p>
      <text:p text:style-name="P7"/>
      <text:p text:style-name="P22">What is the difference between normal C function and CUDA kernel function?</text:p>
      <text:p text:style-name="P23">CUDA kernel functions are declared with<text:span text:style-name="T3"> </text:span><text:span text:style-name="T4">__global__ </text:span><text:span text:style-name="T5">at the beginning of the declaration</text:span><text:span text:style-name="T4">. <text:s/>CUDA kernel functions </text:span><text:span text:style-name="T5">are also called with &lt;&lt;&lt;...&gt;&gt;&gt; </text:span><text:span text:style-name="T6">from the host.</text:span></text:p>
      <text:p text:style-name="P7"/>
      <text:p text:style-name="P22">What is <text:span text:style-name="T1">__global__ </text:span>and what does it indicate?</text:p>
      <text:p text:style-name="P24"><text:span text:style-name="T4">__global__ </text:span><text:span text:style-name="T7">is a </text:span><text:span text:style-name="T8">CUDA C keywo</text:span><text:span text:style-name="T9">r</text:span><text:span text:style-name="T8">d. <text:s/>It indicates a function that is called from the host, but is executed on the device.</text:span></text:p>
      <text:p text:style-name="P7"/>
      <text:p text:style-name="P22">What is SIMT? Were you able to observe it in HelloWorld.cu?</text:p>
      <text:p text:style-name="P25">SIMT <text:span text:style-name="T11">stands for</text:span> Single Instruction Multiple Thread, <text:span text:style-name="T11">and is an execution model for parallel programming. <text:s/>In this model all the threads on an SM are running the same instruction at a given cycle. <text:s/>Each thread has its own registers/local memory and therefor these instructions process different data. <text:s/>We can see this in HelloWorld.cu on the print statement, all the threads have their own data ( threadId.x ) which is the second value printed.</text:span></text:p>
      <text:p text:style-name="P22">What happened when you uncommented the line "//if(threadIdx.x==0)" in HelloWorld.cu?</text:p>
      <text:p text:style-name="P45">Only thread 0 in a block prints “<text:span text:style-name="T12">Hello world! from the device! Thread:blockId.x,0“</text:span></text:p>
      <text:p text:style-name="P22">What happened when you commented the line "cudaDeviceSynchronize();" in HelloWorld.cu? What does that tell you?</text:p>
      <text:p text:style-name="P26">None of the print statements show up. <text:s/>This tells me that cudaDeviceSynchronize() tells the host to wait for the device to finish before continuing.</text:p>
      <text:p text:style-name="P22">What is the syntax to invoke a CUDA kernel?</text:p>
      <text:p text:style-name="P46">Foo&lt;&lt;&lt; <text:span text:style-name="T17">dim3 grid, dim3 block&gt;&gt;&gt;(parameters,…</text:span>)</text:p>
      <text:p text:style-name="P47"><text:span text:style-name="T18">grid</text:span> = number of blocks in a grid <text:span text:style-name="T16">( this can be 3d x, y, and z )</text:span></text:p>
      <text:p text:style-name="P48">block = number of threads per block ( this can be 3d x, y, and z)</text:p>
      <text:p text:style-name="P49">OR</text:p>
      <text:p text:style-name="P49">Foo&lt;&lt;&lt; number_of_blocks, threads_per_block &gt;&gt;&gt;(parameters,...)</text:p>
      <text:p text:style-name="P57"/>
      <text:p text:style-name="P19">Moderate questions:</text:p>
      <text:p text:style-name="P22">What is a Streaming Multiprocessor (SM)? How many do we have in the 3 GPUs?</text:p>
      <text:p text:style-name="P27">An SM is part of the GPU that runs CUDA kernels. <text:s/>Each SM contains many registers (that can be partitioned among threads), several caches, and shared memory for data interchange between threads within the SM.</text:p>
      <text:p text:style-name="P28">Quadro K600 has 1 SM</text:p>
      <text:p text:style-name="P29">GTX 980 has 16 S<text:span text:style-name="T19">M</text:span>s</text:p>
      <text:p text:style-name="P30">Titan x has 24 SMs</text:p>
      <text:p text:style-name="P22">What is a grid, a block and a thread?</text:p>
      <text:p text:style-name="P31">A grid is a group of blocks (there can not be synchronization between the blocks). <text:s/><text:span text:style-name="T13">A block is a group of threads that can be synchronized. A thread is just an execution of kernel within a block of a given index.</text:span></text:p>
      <text:p text:style-name="P32">Another way to think of it is that a grid is a<text:span text:style-name="T14">ssigned to a</text:span> GPU. A block is a<text:span text:style-name="T14">ssigned to a</text:span> Streaming Multiprocessor. <text:span text:style-name="T15">Once a block is assigned to an SM it is divided into units called warps. <text:s/>A thread is within a warp.</text:span></text:p>
      <text:p text:style-name="P22">Explain the memory model that CUDA exposes to the programmer.</text:p>
      <text:p text:style-name="P9">Global memory, Shared memory within a block, local memory for <text:span text:style-name="T23">each</text:span> thread.</text:p>
      <text:p text:style-name="P7"/>
      <text:p text:style-name="P22">Look into matmultKernel00.cu in PA5.tar. What does the <text:span text:style-name="T1">_shared_ </text:span>keyword tell you?</text:p>
      <text:p text:style-name="P33">That the memory is shared among threads within a block.</text:p>
      <text:p text:style-name="P22">How is the CUDA memory model different from the standard memory model on CPU?</text:p>
      <text:p text:style-name="P34">The CUDA <text:span text:style-name="T20">memory model</text:span> has global memory <text:span text:style-name="T20">(</text:span>on the CPU would be like main memory<text:span text:style-name="T20">)</text:span>. <text:s/>Every block has shared memory which behaves similarly to shared memory on the CPU <text:span text:style-name="T21">except it can not be shared between SMs</text:span>. <text:s/>Eve<text:span text:style-name="T22">r</text:span>y thread has its own registers (same as CPU), a thread also has its own <text:span text:style-name="T22">local memory which last</text:span> <text:span text:style-name="T22">the lifetime of thread and stores data that cannot fit into the registers.</text:span></text:p>
      <text:p text:style-name="P22">With respect to the previous 3 questions, what is the advantage that comes with CPU programming? (Hint: Shared memory in GPU is equivalent to ____ of CPU)</text:p>
      <text:p text:style-name="P35">The advantage of CPU programming <text:span text:style-name="T24">is that it does not require as much knowledge of the memory model. <text:s/>Shared memory is simply shared between all threads, where as on GPU, shared memory is only shared between threads on an SM. <text:s/>This can make problems more complex for example, when there are dependencies. <text:s text:c="3"/></text:span></text:p>
      <text:p text:style-name="P22">What are blockIdx.x, threadIdx.y, blockDim.z? What do they tell you?</text:p>
      <text:p text:style-name="P36"><text:span text:style-name="T26">b</text:span>lockIdx.x tells me the first <text:span text:style-name="T25">dimension</text:span> of block <text:span text:style-name="T25">that a SM is working on</text:span>. <text:span text:style-name="T26">threadIdx.y tells me the second dimension of the thread. <text:s/>blockDim.z tells me size of the 3</text:span><text:span text:style-name="T27">rd</text:span><text:span text:style-name="T26"> dimension of the blocks.</text:span></text:p>
      <text:p text:style-name="P22"/>
      <text:p text:style-name="P22"><text:soft-page-break/>Assume a 1D grid and 1D block architecture: 4 blocks, each with 8 threads. How many threads do we have in total ? How do you calculate the global thread ID? Show the calculation for global threadID=26.</text:p>
      <text:p text:style-name="P37">32 threads total</text:p>
      <text:p text:style-name="P38">blockId<text:span text:style-name="T34">x</text:span>.x * blockDim.x + threadId<text:span text:style-name="T34">x</text:span>.x </text:p>
      <text:p text:style-name="P39">3 * 8 + 2 = 26 </text:p>
      <text:p text:style-name="P22">Assume a 1D grid and 2D block architecture: 4 blocks, each with 2 threads in x direction and 4 threads in y direction. How many threads do we have in total ? How do you calculate the global thread ID? Show the calculation for global threadID=26.</text:p>
      <text:p text:style-name="P39">32 threads total</text:p>
      <text:p text:style-name="P1"><text:span text:style-name="T28">(</text:span>blockId<text:span text:style-name="T34">x</text:span>.x * blockDim.x * <text:span text:style-name="T29">blockDim.y)</text:span> + <text:span text:style-name="T28">(threadIdx.y * blockDim.x)</text:span> <text:span text:style-name="T28">+</text:span> threadId<text:span text:style-name="T34">x</text:span>.x</text:p>
      <text:p text:style-name="P1"/>
      <text:p text:style-name="P2">(3*<text:span text:style-name="T30">2*</text:span>4) + (<text:span text:style-name="T31">1</text:span>*<text:span text:style-name="T31">2</text:span>) + 0 = 26</text:p>
      <text:p text:style-name="P1"/>
      <text:p text:style-name="P22">Assume a 2D grid and 3D block architecture: 2 blocks in x direction and 2 blocks in y direction, each block with 2 threads in x direction and 2 threads in y direction and 2 threads in z direction. How many threads do we have in total ? How do you calculate the global thread ID? Show the calculation for global threadID=26.</text:p>
      <text:p text:style-name="P40">32 threads total</text:p>
      <text:p text:style-name="P41">block = <text:span text:style-name="T32">(</text:span>blockId<text:span text:style-name="T34">x</text:span>.x + blockId<text:span text:style-name="T34">x</text:span>.y * gridDim.x<text:span text:style-name="T32">) * (blockDim.x * blockDim.y * blockDim.z) </text:span></text:p>
      <text:p text:style-name="P42">thread = (threadId<text:span text:style-name="T34">x</text:span>.z * (blockDim.x * blockDim.y) ) + (threadId<text:span text:style-name="T34">x</text:span>.y * blockDim.x) + threadId<text:span text:style-name="T34">x</text:span>.x</text:p>
      <text:p text:style-name="P43">global_id = block + thread</text:p>
      <text:p text:style-name="P44">block = (1 + (1*2)) * (2*2*2) = <text:span text:style-name="T33">24</text:span></text:p>
      <text:p text:style-name="P44"><text:span text:style-name="T33">thread = (0 * (2*2)) + (1*2)</text:span> <text:span text:style-name="T33">+ 0 = 2</text:span></text:p>
      <text:p text:style-name="P56"><text:span text:style-name="T43">global_id = 24 + 2 = 26</text:span></text:p>
      <text:p text:style-name="P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What were your observations on varying block and grid sizes in HelloWorld.cu? Show how you changed the print statements to reflect this.</text:p>
      <text:p text:style-name="P10">Varying block and grid sizes changed the number of print statements that got executed, and there were duplicate messages.</text:p>
      <text:p text:style-name="P10"/>
      <text:p text:style-name="P11">For a 1D grid and 2D block I changed</text:p>
      <text:p text:style-name="P11"><text:s text:c="2"/>dim3 blockSize(2,4,1);</text:p>
      <text:p text:style-name="P11"><text:s text:c="2"/>dim3 gridSize(4,1,1);</text:p>
      <text:p text:style-name="P12">To reflect this change in the print statement:</text:p>
      <text:p text:style-name="P13"><text:s text:c="2"/>int global_id = threadIdx.x + blockDim.x * threadIdx.y + blockDim.x * blockDim.y * blockIdx.x;</text:p>
      <text:p text:style-name="P13"><text:s text:c="2"/>printf("Hello world! from the device! Global_Thread_Id:%d\n",global_id);</text:p>
      <text:p text:style-name="P13"/>
      <text:p text:style-name="P14">For a 2D grid and 3D block I changed</text:p>
      <text:p text:style-name="P15"><text:s text:c="2"/>dim3 blockSize(2,2,2);</text:p>
      <text:p text:style-name="P15"><text:s text:c="2"/>dim3 gridSize(2,2,1);</text:p>
      <text:p text:style-name="P16">To reflect this change in the print statement:</text:p>
      <text:p text:style-name="P17"><text:s text:c="2"/>int block = (blockIdx.x + blockIdx.y * gridDim.x) * (blockDim.x * blockDim.y * <text:tab/>blockDim.z) ;</text:p>
      <text:p text:style-name="P17"><text:s text:c="2"/>int thread = (threadIdx.z * (blockDim.x * blockDim.y) ) + (threadIdx.y * <text:tab/>blockDim.x) + threadIdx.x;</text:p>
      <text:p text:style-name="P17"><text:s text:c="2"/>int global_id = block + thread;</text:p>
      <text:p text:style-name="P17"><text:s text:c="2"/>printf("Hello world! from the device! Global_Thread_Id:%d\n",global_id);</text:p>
      <text:p text:style-name="P17"/>
      <text:p text:style-name="P17"/>
      <text:p text:style-name="P3"/>
      <text:p text:style-name="P18">Advanced questions:</text:p>
      <text:p text:style-name="P4"/>
      <text:p text:style-name="P50">Is the memory shared between CPU and GPU? Describe how data is transferred between CPU and GPU?</text:p>
      <text:p text:style-name="P20"><text:span text:style-name="T35">No the memory is not shared, however if the GPU runs out of ram it uses </text:span><text:span text:style-name="T36">main memory like swap space. <text:s/></text:span><text:span text:style-name="T37">CPU allocates memory on the GPU then copies memory onto the GPU. <text:s/>To get memory from the GPU, the CPU copies the GPU’s memory into the CPU’s. <text:s/></text:span><text:span text:style-name="T38">The transfer uses pcie lanes to do the </text:span><text:span text:style-name="T39">transfer.</text:span><text:span text:style-name="T38"> <text:s/></text:span></text:p>
      <text:p text:style-name="P50">Assume a 1D grid and 1D block architecture: 64 blocks, each with 64 threads. How many threads do we have in total? Do all the threads execute in parallel?</text:p>
      <text:p text:style-name="P21"><text:span text:style-name="T35">4096 threads total. <text:s/></text:span><text:span text:style-name="T40">No, the threads do not execute in parallel.</text:span></text:p>
      <text:p text:style-name="P50">What is a Warp? What is the Warp size and the scheduler found in the 3 GPUs?</text:p>
      <text:p text:style-name="P51">A warp is a vector of 32 <text:span text:style-name="T41">threads</text:span>. <text:s/><text:span text:style-name="T42">The warp size for all the GPUs is 32.</text:span></text:p>
      <text:p text:style-name="P50">From above 2 questions, how many threads can run in parallel at a given time step for the 3 GPUs?</text:p>
      <text:p text:style-name="P52"><text:span text:style-name="T44">Quadro K600 </text:span><text:s/>= <text:span text:style-name="T46">2048</text:span></text:p>
      <text:p text:style-name="P52">GTX 980 = <text:span text:style-name="T46">32768</text:span></text:p>
      <text:p text:style-name="P52">Titan X <text:span text:style-name="T45">= 49152</text:span></text:p>
      <text:p text:style-name="P50">What is the theoretical peak performance that the 3 GPUs can achieve in terms of GFLOPsS? How is this derived?</text:p>
      <text:p text:style-name="P55">Cuda cores * <text:span text:style-name="T49">2</text:span> * clock speed</text:p>
      <text:p text:style-name="P53"><text:span text:style-name="T44">Quadro K600 </text:span><text:s/>= <text:span text:style-name="T47">192 * 2 * 0.88GHz = 337.92 GFLOPS</text:span></text:p>
      <text:p text:style-name="P54">GTX 980 = <text:span text:style-name="T48">2048 * 2 * 1.22GHz = 4997.12 GFLOPS</text:span></text:p>
      <text:p text:style-name="P54">Titan X <text:span text:style-name="T45">= 3072 * 2 * 1.08GHz = 6635.52 GFLOPS</text:span></text:p>
      <text:p text:style-name="P50">How is the given vecaddKernel(in PA5) different from HelloWorld Kernel?</text:p>
      <text:p text:style-name="P5">The vecaddKernel has para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6:11:18.912335595</dc:date>
    <meta:editing-duration>PT6H28M56S</meta:editing-duration>
    <meta:editing-cycles>150</meta:editing-cycles>
    <meta:generator>LibreOffice/5.1.4.2$Linux_X86_64 LibreOffice_project/10m0$Build-2</meta:generator>
    <meta:document-statistic meta:table-count="0" meta:image-count="0" meta:object-count="0" meta:page-count="5" meta:paragraph-count="90" meta:word-count="1376" meta:character-count="7724" meta:non-whitespace-character-count="6385"/>
  </office:meta>
</office:document-meta>
</file>